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Pictures/200000070000159100001648AF7F3D45.svm"/>
  <manifest:file-entry manifest:media-type="" manifest:full-path="Pictures/200000070000273C0000345D981F2512.svm"/>
  <manifest:file-entry manifest:media-type="" manifest:full-path="Pictures/20000007000035200000214C59E88D5A.svm"/>
  <manifest:file-entry manifest:media-type="" manifest:full-path="Pictures/2000000700000C130000076E15A70744.svm"/>
  <manifest:file-entry manifest:media-type="" manifest:full-path="Pictures/2000000700000B22000008F1860267AC.svm"/>
  <manifest:file-entry manifest:media-type="" manifest:full-path="Pictures/2000000700001B5A0000198ED07B88F0.svm"/>
  <manifest:file-entry manifest:media-type="" manifest:full-path="Pictures/2000000700002D750000187CE307BA7C.svm"/>
  <manifest:file-entry manifest:media-type="image/gif" manifest:full-path="Pictures/100002000000000C0000000C424A8468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fr" fo:country="F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fo:language="fr" fo:country="FR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fo:language="fr" fo:country="FR" fo:font-style="normal" style:font-size-asian="11pt" style:font-style-asian="normal" style:font-size-complex="11pt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ize="11pt" fo:language="fr" fo:country="FR" fo:font-style="italic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9" style:family="paragraph" style:parent-style-name="Standard">
      <style:paragraph-properties fo:text-align="justify" style:justify-single-word="false"/>
      <style:text-properties fo:font-size="9pt" fo:language="fr" fo:country="FR" fo:font-style="normal" style:font-size-asian="9pt" style:font-style-asian="normal" style:font-size-complex="9pt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ize="9pt" fo:language="fr" fo:country="FR" style:font-size-asian="9pt" style:font-size-complex="9pt"/>
    </style:style>
    <style:style style:name="P11" style:family="paragraph" style:parent-style-name="Standard">
      <style:paragraph-properties fo:text-align="justify" style:justify-single-word="false"/>
      <style:text-properties fo:color="#0000cc" fo:font-size="9pt" fo:language="fr" fo:country="FR" fo:font-style="normal" style:font-size-asian="9pt" style:font-style-asian="normal" style:font-size-complex="9pt" style:font-style-complex="normal"/>
    </style:style>
    <style:style style:name="P12" style:family="paragraph" style:parent-style-name="Standard">
      <style:paragraph-properties fo:text-align="justify" style:justify-single-word="false"/>
      <style:text-properties fo:color="#0000cc" fo:font-size="9pt" fo:language="fr" fo:country="FR" style:font-size-asian="9pt" style:font-size-complex="9pt"/>
    </style:style>
    <style:style style:name="P13" style:family="paragraph" style:parent-style-name="Text_20_body">
      <style:text-properties fo:font-style="italic" style:font-style-asian="italic" style:font-style-complex="italic"/>
    </style:style>
    <style:style style:name="P14" style:family="paragraph" style:parent-style-name="Text_20_body">
      <style:text-properties fo:font-size="11pt" style:font-size-asian="11pt" style:font-size-complex="11pt"/>
    </style:style>
    <style:style style:name="P15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6" style:family="paragraph" style:parent-style-name="Text_20_body">
      <style:text-properties fo:font-size="11pt" fo:language="fr" fo:country="FR" style:font-size-asian="11pt" style:font-size-complex="11pt"/>
    </style:style>
    <style:style style:name="P17" style:family="paragraph" style:parent-style-name="Text_20_body">
      <style:text-properties fo:font-size="11pt" fo:language="fr" fo:country="FR" fo:font-style="italic" style:font-size-asian="11pt" style:font-style-asian="italic" style:font-size-complex="11pt" style:font-style-complex="italic"/>
    </style:style>
    <style:style style:name="P18" style:family="paragraph" style:parent-style-name="Text_20_body">
      <style:text-properties fo:color="#000000" fo:font-size="11pt" style:font-size-asian="11pt" style:font-size-complex="11pt"/>
    </style:style>
    <style:style style:name="P19" style:family="paragraph" style:parent-style-name="Text_20_body">
      <style:paragraph-properties fo:text-align="justify" style:justify-single-word="false"/>
      <style:text-properties fo:color="#000000" fo:font-size="11pt" style:font-size-asian="11pt" style:font-size-complex="11pt"/>
    </style:style>
    <style:style style:name="P20" style:family="paragraph" style:parent-style-name="Text_20_body">
      <style:paragraph-properties fo:text-align="justify" style:justify-single-word="false"/>
      <style:text-properties fo:color="#0000cc" fo:font-size="11pt" style:font-size-asian="11pt" style:font-size-complex="11pt"/>
    </style:style>
    <style:style style:name="P21" style:family="paragraph" style:parent-style-name="Text_20_body">
      <style:text-properties style:font-name="Times New Roman" fo:font-size="11pt" fo:language="fr" fo:country="FR" fo:font-style="italic" fo:font-weight="normal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P2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4" style:family="paragraph" style:parent-style-name="Text_20_body" style:list-style-name="L5">
      <style:paragraph-properties fo:text-align="justify" style:justify-single-word="false"/>
      <style:text-properties fo:color="#000000" fo:font-size="11pt" style:font-size-asian="11pt" style:font-size-complex="11pt"/>
    </style:style>
    <style:style style:name="P25" style:family="paragraph" style:parent-style-name="Standard" style:list-style-name="L1">
      <style:paragraph-properties fo:text-align="justify" style:justify-single-word="false"/>
      <style:text-properties fo:font-size="11pt" style:font-size-asian="11pt" style:font-size-complex="11pt"/>
    </style:style>
    <style:style style:name="P26" style:family="paragraph" style:parent-style-name="Standard" style:list-style-name="L4">
      <style:paragraph-properties fo:text-align="justify" style:justify-single-word="false"/>
      <style:text-properties fo:font-size="11pt" style:font-size-asian="11pt" style:font-size-complex="11pt"/>
    </style:style>
    <style:style style:name="P27" style:family="paragraph" style:parent-style-name="Standard" style:list-style-name="L1">
      <style:paragraph-properties fo:text-align="justify" style:justify-single-word="false"/>
      <style:text-properties fo:font-size="11pt" fo:language="fr" fo:country="FR" fo:font-style="normal" style:font-size-asian="11pt" style:font-style-asian="normal" style:font-size-complex="11pt" style:font-style-complex="normal"/>
    </style:style>
    <style:style style:name="P28" style:family="paragraph" style:parent-style-name="Standard" style:list-style-name="L2">
      <style:paragraph-properties fo:text-align="justify" style:justify-single-word="false"/>
      <style:text-properties fo:font-size="11pt" fo:language="fr" fo:country="FR" fo:font-style="normal" style:font-size-asian="11pt" style:font-style-asian="normal" style:font-size-complex="11pt" style:font-style-complex="normal"/>
    </style:style>
    <style:style style:name="P29" style:family="paragraph" style:parent-style-name="Standard" style:list-style-name="L2">
      <style:paragraph-properties fo:text-align="justify" style:justify-single-word="false"/>
      <style:text-properties fo:font-size="11pt" fo:language="fr" fo:country="FR" style:font-size-asian="11pt" style:font-size-complex="11pt"/>
    </style:style>
    <style:style style:name="P30" style:family="paragraph" style:parent-style-name="Standard" style:list-style-name="L3">
      <style:paragraph-properties fo:text-align="justify" style:justify-single-word="false"/>
      <style:text-properties fo:font-size="11pt" fo:language="fr" fo:country="FR" style:font-size-asian="11pt" style:font-size-complex="11pt"/>
    </style:style>
    <style:style style:name="P31" style:family="paragraph" style:parent-style-name="Standard" style:list-style-name="L2">
      <style:paragraph-properties fo:text-align="justify" style:justify-single-word="false"/>
      <style:text-properties fo:font-size="11pt" fo:language="fr" fo:country="FR" fo:font-style="italic" style:font-size-asian="11pt" style:font-style-asian="italic" style:font-size-complex="11pt" style:font-style-complex="italic"/>
    </style:style>
    <style:style style:name="P32" style:family="paragraph" style:parent-style-name="Standard" style:list-style-name="L3">
      <style:paragraph-properties fo:text-align="justify" style:justify-single-word="false"/>
      <style:text-properties fo:font-size="11pt" fo:language="fr" fo:country="FR" fo:font-style="italic" style:font-size-asian="11pt" style:font-style-asian="italic" style:font-size-complex="11pt" style:font-style-complex="italic"/>
    </style:style>
    <style:style style:name="P33" style:family="paragraph" style:parent-style-name="Heading_20_2">
      <style:text-properties fo:font-style="normal" style:font-style-asian="normal" style:font-style-complex="normal"/>
    </style:style>
    <style:style style:name="P34" style:family="paragraph" style:parent-style-name="Heading_20_3">
      <style:text-properties fo:color="#0000cc"/>
    </style:style>
    <style:style style:name="P35" style:family="paragraph" style:parent-style-name="Heading_20_3">
      <style:text-properties fo:color="#0000cc" fo:language="fr" fo:country="FR" fo:font-style="normal" style:font-style-asian="normal" style:font-style-complex="normal"/>
    </style:style>
    <style:style style:name="P36" style:family="paragraph">
      <style:paragraph-properties fo:text-align="center"/>
    </style:style>
    <style:style style:name="P37" style:family="paragraph">
      <style:paragraph-properties fo:text-align="center"/>
      <style:text-properties fo:color="#0000cc" fo:font-size="8pt" style:font-size-asian="8pt" style:font-size-complex="8pt"/>
    </style:style>
    <style:style style:name="P38" style:family="paragraph">
      <style:paragraph-properties fo:text-align="center"/>
      <style:text-properties fo:font-size="8pt" style:font-size-asian="8pt" style:font-size-complex="8pt"/>
    </style:style>
    <style:style style:name="P39" style:family="paragraph">
      <style:paragraph-properties fo:text-align="center"/>
      <style:text-properties fo:color="#009900" fo:font-size="8pt" style:font-size-asian="8pt" style:font-size-complex="8pt"/>
    </style:style>
    <style:style style:name="P40" style:family="paragraph">
      <style:text-properties fo:color="#0000cc" fo:font-size="8pt" style:font-size-asian="8pt" style:font-size-complex="8pt"/>
    </style:style>
    <style:style style:name="P41" style:family="paragraph">
      <style:text-properties fo:color="#009900" fo:font-size="8pt" style:font-size-asian="8pt" style:font-size-complex="8pt"/>
    </style:style>
    <style:style style:name="P42" style:family="paragraph">
      <style:text-properties fo:color="#009900" fo:font-size="8pt" fo:font-style="italic" style:font-size-asian="8pt" style:font-style-asian="italic" style:font-size-complex="8pt" style:font-style-complex="italic"/>
    </style:style>
    <style:style style:name="P43" style:family="paragraph">
      <style:text-properties fo:color="#ff3333" fo:font-size="8pt" fo:font-style="italic" style:font-size-asian="8pt" style:font-style-asian="italic" style:font-size-complex="8pt" style:font-style-complex="italic"/>
    </style:style>
    <style:style style:name="P44" style:family="paragraph">
      <style:text-properties fo:color="#ff3333" fo:font-size="8pt" style:font-size-asian="8pt" style:font-size-complex="8pt"/>
    </style:style>
    <style:style style:name="P45" style:family="paragraph">
      <style:paragraph-properties fo:text-align="center"/>
      <style:text-properties fo:color="#ff3333"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cc"/>
    </style:style>
    <style:style style:name="T3" style:family="text">
      <style:text-properties fo:color="#0000cc" fo:language="fr" fo:country="FR" fo:font-style="normal" style:font-style-asian="normal" style:font-style-complex="normal"/>
    </style:style>
    <style:style style:name="T4" style:family="text">
      <style:text-properties fo:color="#0000cc" fo:font-style="italic" style:font-style-asian="italic" style:font-style-complex="italic"/>
    </style:style>
    <style:style style:name="T5" style:family="text">
      <style:text-properties fo:language="fr" fo:country="FR"/>
    </style:style>
    <style:style style:name="T6" style:family="text">
      <style:text-properties fo:language="fr" fo:country="FR" fo:font-style="italic" style:font-style-asian="italic" style:font-style-complex="italic"/>
    </style:style>
    <style:style style:name="T7" style:family="tex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language="fr" fo:country="FR" fo:font-style="normal" style:font-style-asian="normal" style:font-style-complex="normal"/>
    </style:style>
    <style:style style:name="T9" style:family="text">
      <style:text-properties fo:language="fr" fo:country="FR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language="fr" fo:country="FR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color="#000000"/>
    </style:style>
    <style:style style:name="T17" style:family="text">
      <style:text-properties fo:color="#000000" fo:font-style="italic" style:font-style-asian="italic" style:font-style-complex="italic"/>
    </style:style>
    <style:style style:name="T18" style:family="text">
      <style:text-properties fo:color="#0000cc" fo:font-size="8pt" style:font-size-asian="8pt" style:font-size-complex="8pt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8pt" fo:font-style="italic" style:font-size-asian="8pt" style:font-style-asian="italic" style:font-size-complex="8pt" style:font-style-complex="italic"/>
    </style:style>
    <style:style style:name="T21" style:family="text">
      <style:text-properties fo:font-size="8pt" fo:font-style="normal" style:font-size-asian="8pt" style:font-style-asian="normal" style:font-size-complex="8pt" style:font-style-complex="normal"/>
    </style:style>
    <style:style style:name="T22" style:family="text">
      <style:text-properties fo:color="#0000cc" fo:font-size="8pt" fo:font-style="italic" style:font-size-asian="8pt" style:font-style-asian="italic" style:font-size-complex="8pt" style:font-style-complex="italic"/>
    </style:style>
    <style:style style:name="T23" style:family="text">
      <style:text-properties fo:color="#009900" fo:font-size="8pt" style:font-size-asian="8pt" style:font-size-complex="8pt"/>
    </style:style>
    <style:style style:name="T24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25" style:family="text">
      <style:text-properties fo:color="#ff3333" fo:font-size="8pt" fo:font-style="italic" style:font-size-asian="8pt" style:font-style-asian="italic" style:font-size-complex="8pt" style:font-style-complex="italic"/>
    </style:style>
    <style:style style:name="T26" style:family="text">
      <style:text-properties fo:color="#ff3333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_20_concave" draw:marker-end-width="0.15cm" draw:textarea-horizontal-align="center" draw:textarea-vertical-align="middle" style:run-through="foreground"/>
    </style:style>
    <style:style style:name="gr3" style:family="graphic">
      <style:graphic-properties draw:marker-end="Arrow_20_concave" draw:marker-end-width="0.15cm" draw:textarea-horizontal-align="center" draw:textarea-vertical-align="middle" style:run-through="foreground"/>
    </style:style>
    <style:style style:name="gr4" style:family="graphic">
      <style:graphic-properties draw:stroke="none" svg:stroke-color="#000000" draw:fill="none" draw:fill-color="#ffffff" fo:min-height="0.654cm" style:run-through="foreground"/>
    </style:style>
    <style:style style:name="gr5" style:family="graphic">
      <style:graphic-properties draw:stroke="none" svg:stroke-color="#000000" draw:fill="none" draw:fill-color="#ffffff" fo:min-height="0.981cm" style:run-through="foreground"/>
    </style:style>
    <style:style style:name="gr6" style:family="graphic">
      <style:graphic-properties draw:marker-start="Rounded_20_short_20_Arrow" draw:marker-start-width="0.15cm" draw:marker-end="Symmetric_20_Arrow" draw:marker-end-width="0.15cm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445cm" style:run-through="foreground"/>
    </style:style>
    <style:style style:name="gr8" style:family="graphic">
      <style:graphic-properties draw:stroke="none" svg:stroke-color="#000000" draw:fill="none" draw:fill-color="#ffffff" fo:min-height="1.064cm" style:run-through="foreground"/>
    </style:style>
    <style:style style:name="gr9" style:family="graphic">
      <style:graphic-properties style:run-through="foreground"/>
    </style:style>
    <style:style style:name="gr10" style:family="graphic">
      <style:graphic-properties draw:stroke="none" svg:stroke-color="#000000" draw:fill="none" draw:fill-color="#ffffff" fo:min-height="1.122cm" style:run-through="foreground"/>
    </style:style>
    <style:style style:name="gr11" style:family="graphic">
      <style:graphic-properties draw:stroke="none" svg:stroke-color="#000000" draw:fill="none" draw:fill-color="#ffffff" fo:min-height="0.349cm" style:run-through="foreground"/>
    </style:style>
    <style:style style:name="gr12" style:family="graphic">
      <style:graphic-properties draw:stroke="none" svg:stroke-color="#000000" draw:fill="none" draw:fill-color="#ffffff" fo:min-height="0.347cm" style:run-through="foreground"/>
    </style:style>
    <style:style style:name="gr13" style:family="graphic">
      <style:graphic-properties draw:stroke="none" svg:stroke-color="#000000" draw:fill="none" draw:fill-color="#ffffff" fo:min-height="0.746cm" style:run-through="foreground"/>
    </style:style>
    <style:style style:name="gr14" style:family="graphic">
      <style:graphic-properties draw:stroke="none" svg:stroke-color="#000000" draw:fill="none" draw:fill-color="#ffffff" fo:min-height="0.94cm" style:run-through="foreground"/>
    </style:style>
    <style:style style:name="gr15" style:family="graphic">
      <style:graphic-properties draw:stroke="none" svg:stroke-color="#009900" draw:fill="none" draw:fill-color="#ffffff" fo:min-height="0.349cm" style:run-through="foreground"/>
    </style:style>
    <style:style style:name="gr16" style:family="graphic">
      <style:graphic-properties draw:stroke="dash" draw:stroke-dash="Ultrafine_20_Dashed" draw:textarea-horizontal-align="center" draw:textarea-vertical-align="middle" style:run-through="foreground"/>
    </style:style>
    <style:style style:name="gr17" style:family="graphic">
      <style:graphic-properties draw:stroke="none" svg:stroke-color="#000000" draw:fill="none" draw:fill-color="#ffffff" fo:min-height="1.633cm" style:run-through="foreground"/>
    </style:style>
    <style:style style:name="gr18" style:family="graphic">
      <style:graphic-properties draw:stroke="none" svg:stroke-color="#009900" draw:fill="none" draw:fill-color="#ffffff" fo:min-height="0.42cm" style:run-through="foreground"/>
    </style:style>
    <style:style style:name="gr19" style:family="graphic">
      <style:graphic-properties draw:stroke="none" svg:stroke-color="#009900" draw:fill="none" draw:fill-color="#ffffff" fo:min-height="0.654cm" style:run-through="foreground"/>
    </style:style>
    <style:style style:name="gr20" style:family="graphic">
      <style:graphic-properties draw:stroke="none" svg:stroke-color="#000000" draw:fill="none" draw:fill-color="#ffffff" fo:min-height="0.982cm" style:run-through="foreground"/>
    </style:style>
    <style:style style:name="gr21" style:family="graphic">
      <style:graphic-properties draw:stroke="none" svg:stroke-color="#009900" draw:fill="none" draw:fill-color="#ffffff" fo:min-height="0.45cm" style:run-through="foreground"/>
    </style:style>
    <style:style style:name="gr22" style:family="graphic">
      <style:graphic-properties draw:stroke="none" svg:stroke-color="#009900" draw:fill="none" draw:fill-color="#ffffff" fo:min-height="0.885cm" style:run-through="foreground"/>
    </style:style>
    <style:style style:name="gr23" style:family="graphic">
      <style:graphic-properties draw:stroke="dash" draw:stroke-dash="Ultrafine_20_Dashed" draw:marker-start="Rounded_20_short_20_Arrow" draw:marker-start-width="0.15cm" draw:marker-end="Symmetric_20_Arrow" draw:marker-end-width="0.15cm" draw:textarea-horizontal-align="center" draw:textarea-vertical-align="middle" style:run-through="foreground"/>
    </style:style>
    <style:style style:name="gr24" style:family="graphic">
      <style:graphic-properties draw:stroke="none" svg:stroke-color="#000000" draw:fill="none" draw:fill-color="#ffffff" fo:min-height="0.437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Gestion de temps dans le système</text:p>
      <text:p text:style-name="P2">Solar Management System for air conditioners</text:p>
      <text:p text:style-name="P3"/>
      <text:h text:style-name="Heading_20_1" text:outline-level="1" text:is-list-header="true"/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2">1.Overview<text:tab/>2</text:p>
          <text:p text:style-name="P22">2.Gestion des timeout généraux<text:tab/>3</text:p>
          <text:p text:style-name="P23">2.1.Détails, explications<text:tab/>3</text:p>
          <text:p text:style-name="P23">2.2.Exemple d'utilisation<text:tab/>3</text:p>
          <text:p text:style-name="P22">3.Gestion du timeout spécifique à la pile UARTStack<text:tab/>4</text:p>
          <text:p text:style-name="P23">3.1.Détails, explications<text:tab/>4</text:p>
          <text:p text:style-name="P23">3.2.Exemple d'utilisation<text:tab/>4</text:p>
          <text:p text:style-name="P22">4.L'horodatage<text:tab/>5</text:p>
          <text:p text:style-name="P23">4.1.Détails, explications <text:tab/>5</text:p>
          <text:p text:style-name="P23">4.2.Détails des fonctions importantes du module<text:tab/>6</text:p>
          <text:p text:style-name="P23">4.3.Exemple d'utilisation<text:tab/>7</text:p>
          <text:p text:style-name="P22">5.La compensation des délais entre RmDv et SGw<text:tab/>8</text:p>
          <text:p text:style-name="P23">5.1.Présentation <text:tab/>8</text:p>
          <text:p text:style-name="P23">5.2.Détails, explications<text:tab/>8</text:p>
          <text:p text:style-name="P23">5.3.Algorithmes <text:tab/>9</text:p>
          <text:p text:style-name="P22">6.Gestion de la date absolue<text:tab/>11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Overview</text:h>
      <text:p text:style-name="P5"/>
      <text:p text:style-name="P5">Le temps intervient à plusieurs niveaux dans l'application. Les<text:span text:style-name="T12"> remote Devices </text:span>doivent envoyer des requêtes vers la <text:span text:style-name="T12">Smart Gateway</text:span> à des dates précises. Il est donc nécessaire de disposer d'un système d'<text:span text:style-name="T11">horodatage</text:span> (<text:span text:style-name="T11">Stamp</text:span>). Par ailleurs, une dérive de l'horloge interne est possible. Il faut donc pouvoir <text:span text:style-name="T11">compenser les échéances théoriques</text:span> logiciellement (au niveau SGw) pour que les transactions puissent avoir lieu à des dates précises.</text:p>
      <text:p text:style-name="P5">Enfin, le temps intervient aussi au niveau des <text:span text:style-name="T13">timeout</text:span>, pour éviter toute fonction bloquante.</text:p>
      <text:p text:style-name="P5"/>
      <text:p text:style-name="P5">La gestion du temps dans l'application se fait à quatre niveaux :</text:p>
      <text:p text:style-name="P5"/>
      <text:list xml:id="list1092340636814319854" text:style-name="L1">
        <text:list-item>
          <text:p text:style-name="P25"><text:span text:style-name="T5">la gestion des </text:span><text:span text:style-name="T7">timeout généraux</text:span><text:span text:style-name="T5">. Le timer utilisé est le </text:span><text:span text:style-name="T6">Systic</text:span><text:span text:style-name="T5">k, configuré en boucle à 100µs. Le module est </text:span><text:span text:style-name="T6">TimeMamagement.c/.h. </text:span></text:p>
        </text:list-item>
      </text:list>
      <text:p text:style-name="P5"/>
      <text:p text:style-name="P5"/>
      <text:list xml:id="list42529475" text:continue-numbering="true" text:style-name="L1">
        <text:list-item>
          <text:p text:style-name="P25"><text:span text:style-name="T5">la gestion du </text:span><text:span text:style-name="T7">timeout </text:span><text:span text:style-name="T9">spécifique de la</text:span><text:span text:style-name="T10"> pile </text:span><text:span text:style-name="T7">UARTStack</text:span><text:span text:style-name="T5">. Le timer utilisé possède l'alias </text:span><text:span text:style-name="T6">TIM_UARTStack </text:span><text:span text:style-name="T8">configuré par défaut en boucle à 100ms. Cette gestion très simple se fait directement avec les fonction de la lib de bas niveau Timer. Le module </text:span><text:span text:style-name="T6">UARTStack.h/.c</text:span><text:span text:style-name="T8"> gère donc ce </text:span><text:span text:style-name="T6">timeout</text:span><text:span text:style-name="T8">.</text:span></text:p>
          <text:p text:style-name="P27"/>
        </text:list-item>
        <text:list-item>
          <text:p text:style-name="P25"><text:span text:style-name="T8">la gestion de l'</text:span><text:span text:style-name="T7">horodatage</text:span><text:span text:style-name="T8"> (mesures au niveau du système de toutes les dates d'arrivées des diverses transactions avec les </text:span><text:span text:style-name="T6">RmDv</text:span><text:span text:style-name="T8">, synchronisation avec la HMI). Le timer utilisé possède l'alias </text:span><text:span text:style-name="T6">TIMER_TimeStamp </text:span><text:span text:style-name="T8">configuré en boucle à 1 seconde. C'est le module </text:span><text:span text:style-name="T6">TimeStampManagement.h/.c</text:span><text:span text:style-name="T8"> qui gère l'horodatage,</text:span></text:p>
        </text:list-item>
      </text:list>
      <text:p text:style-name="P6"/>
      <text:p text:style-name="P6"/>
      <text:list xml:id="list42532812" text:continue-numbering="true" text:style-name="L1">
        <text:list-item>
          <text:p text:style-name="P25"><text:span text:style-name="T8">la gestion de la </text:span><text:span text:style-name="T7">compensation des délais</text:span><text:span text:style-name="T8"> pour assurer des transactions RmDv / SGw à des dates précises.</text:span></text:p>
        </text:list-item>
      </text:list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Gestion des timeout généraux</text:h>
      <text:p text:style-name="Text_20_body"/>
      <text:p text:style-name="P5"><draw:frame draw:style-name="fr1" draw:name="images1" text:anchor-type="paragraph" svg:x="13.331cm" svg:y="0.584cm" svg:width="2.85cm" svg:height="2.29cm" draw:z-index="0"><draw:image xlink:href="Pictures/2000000700000B22000008F1860267AC.svm" xlink:type="simple" xlink:show="embed" xlink:actuate="onLoad"/></draw:frame><draw:frame draw:style-name="fr1" draw:name="images3" text:anchor-type="paragraph" svg:x="1.256cm" svg:y="-0.125cm" svg:width="11.605cm" svg:height="5.77cm" draw:z-index="1"><draw:image xlink:href="Pictures/2000000700002D750000187CE307BA7C.svm" xlink:type="simple" xlink:show="embed" xlink:actuate="onLoad"/></draw:frame></text:p>
      <text:h text:style-name="Heading_20_2" text:outline-level="2">Détails, explications</text:h>
      <text:p text:style-name="P5"/>
      <text:p text:style-name="P5">La fonction d'initialisation démarre un compteur (une variable <text:span text:style-name="T17">int Cpt_100us</text:span>) qui s'incrémente grâce au <text:span text:style-name="T12">Systick</text:span> toutes les 100µs. Ce compteur constitue donc la référence de temps absolu pour la gestion de plusieurs <text:span text:style-name="T12">timeout</text:span> (5 maximum, <text:span text:style-name="T12">Chrono_1</text:span> à <text:span text:style-name="T12">Chrono_5</text:span>).</text:p>
      <text:p text:style-name="P5"><text:s/></text:p>
      <text:p text:style-name="P5">Le tableau <text:span text:style-name="T17">int</text:span><text:span text:style-name="T16"> </text:span><text:span text:style-name="T12">TimeManag_TimeOutDate[]</text:span> contient les 5 entiers 32 bits qui gère chacun des 5 chronomètres.</text:p>
      <text:p text:style-name="P5"/>
      <text:p text:style-name="P5">Par exemple, l'appel de la fonction <text:span text:style-name="T12">TimeManag_TimeOutStart(Chrono_2, 50)</text:span> démarre le chronomètre n°2 ce qui veut simplement dire que la variable <text:s/><text:span text:style-name="T12">TimeManag_TimeOutDate[Chrono_2] </text:span><text:span text:style-name="T14">contient alors la date d'échéance du chronomètre calculée sur la base du temps spécifié (ici 50ms) et de la valeur du compteur de référence.</text:span></text:p>
      <text:p text:style-name="P6"/>
      <text:p text:style-name="P5"><text:span text:style-name="T14">La fonction <text:s/></text:span><text:span text:style-name="T12">TimeManag_GetTimeOutStatus(...) </text:span><text:span text:style-name="T14">renvoie 1 ou 0 selon que le temps spécifié est atteint ou pas (par simple comparaison entre la date d'échéance et le compteur de référence).</text:span></text:p>
      <text:p text:style-name="P6"/>
      <text:p text:style-name="P5"><text:span text:style-name="T15">NB </text:span><text:span text:style-name="T14">: le calcul ne craint pas le débordement du compteur de référence.</text:span></text:p>
      <text:p text:style-name="P5"><text:span text:style-name="T15">NB :</text:span><text:span text:style-name="T14"> 3 chronomètres sont utilisés. Les</text:span></text:p>
      <text:p text:style-name="P5"><text:span text:style-name="T11">NB </text:span>: ce module gère aussi le cadencement de la FSM (Finite State Machine) de la pile. Pour plus d'information voir <text:span text:style-name="T12">FSKStack_UG_Light.pdf</text:span>, §5.1.1</text:p>
      <text:p text:style-name="P5"/>
      <text:p text:style-name="P5"/>
      <text:h text:style-name="Heading_20_2" text:outline-level="2">Exemple d'utilisation</text:h>
      <text:list xml:id="list133122784709695594" text:style-name="L2">
        <text:list-item>
          <text:p text:style-name="P29"><text:span text:style-name="T12">TimeManag_TimeOutInit(); </text:span><text:span text:style-name="T14">// lancement du systick, avec incrémentation sur interruption de la variable </text:span><text:span text:style-name="T12">int Cpt_100us</text:span><text:span text:style-name="T14"> (dans le module </text:span><text:span text:style-name="T12">Timer_F103.c/.h</text:span><text:span text:style-name="T14">),</text:span></text:p>
          <text:list>
            <text:list-item>
              <text:list>
                <text:list-header>
                  <text:p text:style-name="P28"/>
                </text:list-header>
              </text:list>
            </text:list-item>
          </text:list>
        </text:list-item>
        <text:list-item>
          <text:p text:style-name="P29"><text:span text:style-name="T12">TimeManag_TimeOutStart(Chrono_2, 50) ; <text:s/>// </text:span><text:span text:style-name="T14">Calcule et mémorise la date d'échéance du chronomètre n°2 dans la case du tableau <text:s/></text:span><text:span text:style-name="T12">TimeManag_TimeOutDate[ Chrono_2],</text:span></text:p>
          <text:p text:style-name="P31"/>
        </text:list-item>
        <text:list-item>
          <text:p text:style-name="P29"><text:span text:style-name="T12">if (TimeManag_GetTimeOutStatus(Chrono_FSKStack)==1) <text:s/></text:span><text:span text:style-name="T14">// Teste si le timeout est effectif ou non.</text:span></text:p>
        </text:list-item>
      </text:list>
      <text:h text:style-name="Heading_20_1" text:outline-level="1"><text:soft-page-break/>Gestion du timeout spécifique à la pile UARTStack</text:h>
      <text:p text:style-name="P5"><draw:frame draw:style-name="fr1" draw:name="images4" text:anchor-type="paragraph" svg:x="9.252cm" svg:y="0.51cm" svg:width="3.09cm" svg:height="1.901cm" draw:z-index="2"><draw:image xlink:href="Pictures/2000000700000C130000076E15A70744.svm" xlink:type="simple" xlink:show="embed" xlink:actuate="onLoad"/></draw:frame><draw:frame draw:style-name="fr1" draw:name="images5" text:anchor-type="paragraph" svg:x="2.618cm" svg:y="0.372cm" svg:width="5.521cm" svg:height="5.479cm" draw:z-index="3"><draw:image xlink:href="Pictures/200000070000159100001648AF7F3D45.svm" xlink:type="simple" xlink:show="embed" xlink:actuate="onLoad"/></draw:frame></text:p>
      <text:h text:style-name="Heading_20_2" text:outline-level="2">Détails, explications</text:h>
      <text:p text:style-name="P5"/>
      <text:p text:style-name="P5">La pile <text:span text:style-name="T12">UARTStack</text:span> gère la communication entre la <text:span text:style-name="T12">Smart Gateway</text:span> et la <text:span text:style-name="T12">HMI</text:span>. Les <text:span text:style-name="T12">timeout </text:span>se chiffrent en centaines de ms. Il a été décidé d'exploiter un timer spécifique pour cela (<text:span text:style-name="T12">TIM_UARTStack )</text:span>. Le timeout est donc géré uniquement par les fonctions du module <text:span text:style-name="T12">Timer_F103.c/.h. </text:span><text:span text:style-name="T14">Là encore on utilise une variable <text:s/>compteur, </text:span><text:span text:style-name="T12">UARTStack_TimeOutCpt</text:span><text:span text:style-name="T14">. </text:span></text:p>
      <text:p text:style-name="P5"/>
      <text:p text:style-name="P5">Dès le début d'une transaction, marquée par la réception asynchrone du premier byte en provenance de la <text:span text:style-name="T12">HMI</text:span>, le timer spécifique, <text:s/><text:span text:style-name="T12">TIM_UARTStack, </text:span><text:span text:style-name="T14">est lancé. Le </text:span><text:span text:style-name="T12">timeout</text:span><text:span text:style-name="T14"> est systématiquement attendu (sous interruption) pour mettre à jour le statut d'erreur.</text:span></text:p>
      <text:p text:style-name="P6"/>
      <text:p text:style-name="P6">Le quantum de temps est relativement large, 100ms.</text:p>
      <text:p text:style-name="P6"/>
      <text:h text:style-name="P33" text:outline-level="2">Exemple d'utilisation</text:h>
      <text:p text:style-name="P13">Préparation : </text:p>
      <text:list xml:id="list7816491749604136695" text:style-name="L3">
        <text:list-item>
          <text:p text:style-name="P30"><text:span text:style-name="T12">Timer_CkEnable(TIM_UARTStack);</text:span><text:span text:style-name="T14"> // validation du périphérique</text:span></text:p>
        </text:list-item>
        <text:list-item>
          <text:p text:style-name="P30"><text:span text:style-name="T12">Timer_Set_Period(TIM_UARTStack, 10000-1, 720-1 );</text:span><text:span text:style-name="T14"> // ajustement du quantum à 100ms</text:span></text:p>
        </text:list-item>
        <text:list-item>
          <text:p text:style-name="P30"><text:span text:style-name="T12">Timer_IT_Enable( TIM_UARTStack,1, UARTStack_TimeOut);</text:span><text:span text:style-name="T14"> // association de la fonction d'interruption à échéance des 100ms</text:span></text:p>
        </text:list-item>
      </text:list>
      <text:p text:style-name="P6"/>
      <text:p text:style-name="P7">Fonction d'interruption <text:s/>UARTStack_TimeOut() :</text:p>
      <text:p text:style-name="P6"/>
      <text:list xml:id="list42517401" text:continue-numbering="true" text:style-name="L3">
        <text:list-item>
          <text:p text:style-name="P32">UARTStack_TimeOutCpt++ ; <text:span text:style-name="T14">// incrémentation du compteur</text:span></text:p>
        </text:list-item>
        <text:list-item>
          <text:p text:style-name="P30"><text:span text:style-name="T14">if (UARTStack_TimeOutCpt==TimeOut_x100ms) // test si </text:span><text:span text:style-name="T12">timeout </text:span><text:span text:style-name="T14">atteint. Dans l'exemple, <text:s text:c="2"/></text:span><text:span text:style-name="T12">TimeOut_x100ms vaut</text:span><text:span text:style-name="T14"> 5, la valeur du </text:span><text:span text:style-name="T12">timeout</text:span><text:span text:style-name="T14"> ici est donc de 500ms.</text:span></text:p>
        </text:list-item>
      </text:list>
      <text:p text:style-name="P6"/>
      <text:p text:style-name="P6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L'horodatage</text:h>
      <text:h text:style-name="Heading_20_2" text:outline-level="2">Détails, explications </text:h>
      <text:p text:style-name="P5"><draw:frame draw:style-name="fr1" draw:name="images2" text:anchor-type="paragraph" svg:x="4.905cm" svg:y="0.201cm" svg:width="7.003cm" svg:height="6.542cm" draw:z-index="4"><draw:image xlink:href="Pictures/2000000700001B5A0000198ED07B88F0.svm" xlink:type="simple" xlink:show="embed" xlink:actuate="onLoad"/></draw:frame></text:p>
      <text:p text:style-name="P4"><text:span text:style-name="T5">L'horodatage est géré au niveau de la </text:span><text:span text:style-name="T6">Smart Gateway</text:span><text:span text:style-name="T5">. Il est important dans l'application, il permet de gérer le temps absolu à tous les niveaux y compris l'IHM</text:span></text:p>
      <text:p text:style-name="P5"/>
      <text:p text:style-name="P5">Deux ensembles sont au cœur de l'horodatage :</text:p>
      <text:list xml:id="list7779083555139022578" text:style-name="L4">
        <text:list-item>
          <text:p text:style-name="P26"><text:span text:style-name="T5">un timer, </text:span><text:span text:style-name="T6">TIMER_TimeStamp </text:span><text:span text:style-name="T8">qui est associé à une fonction d'interruption (privée dans le module </text:span><text:span text:style-name="T6">TimeStampManagement</text:span><text:span text:style-name="T8">) réglée à 1 seconde. La fonction d'interruption incrémente de 1 seconde la variable <text:s/></text:span><text:span text:style-name="T6">TimeStampClock </text:span><text:span text:style-name="T8">(donc tous les champs en cascade),</text:span></text:p>
        </text:list-item>
        <text:list-item>
          <text:p text:style-name="P26"><text:span text:style-name="T5">une variable </text:span><text:span text:style-name="T6">TimeStampClock</text:span><text:span text:style-name="T5">, de type </text:span><text:span text:style-name="T6">TimeStampTypedef </text:span><text:span text:style-name="T8">qui détient l'heure absolue du système.</text:span></text:p>
        </text:list-item>
      </text:list>
      <text:p text:style-name="P5"/>
      <text:p text:style-name="P4"><text:span text:style-name="T5">La structure </text:span><text:span text:style-name="T6">TimeStampTypedef </text:span><text:span text:style-name="T8">est définie comme suit :</text:span></text:p>
      <text:p text:style-name="P6"/>
      <text:p text:style-name="P11">typedef struct </text:p>
      <text:p text:style-name="P9">{</text:p>
      <text:p text:style-name="P8"><text:span text:style-name="T8"><text:tab/></text:span><text:span text:style-name="T3">short int</text:span><text:span text:style-name="T8"> Sec; <text:tab/><text:tab/>/* 16 bits*/</text:span></text:p>
      <text:p text:style-name="P8"><text:span text:style-name="T8"><text:tab/></text:span><text:span text:style-name="T3">short int</text:span><text:span text:style-name="T8"> Min;<text:tab/><text:tab/>/* 16 bits*/</text:span></text:p>
      <text:p text:style-name="P8"><text:span text:style-name="T8"><text:tab/></text:span><text:span text:style-name="T3">short int </text:span><text:span text:style-name="T8">Hour;<text:tab/><text:tab/>/* 16 bits*/</text:span></text:p>
      <text:p text:style-name="P8"><text:span text:style-name="T8"><text:tab/></text:span><text:span text:style-name="T3">short int</text:span><text:span text:style-name="T8"> Day; <text:tab/><text:tab/>/* 16 bits*/</text:span></text:p>
      <text:p text:style-name="P8"><text:span text:style-name="T8"><text:tab/></text:span><text:span text:style-name="T3">short int</text:span><text:span text:style-name="T8"> Month;<text:tab/>/* 16 bits*/</text:span></text:p>
      <text:p text:style-name="P8"><text:span text:style-name="T8"><text:tab/></text:span><text:span text:style-name="T3">short int</text:span><text:span text:style-name="T8"> Year;<text:tab/><text:tab/>/* 16 bits*/</text:span></text:p>
      <text:p text:style-name="P9">}TimeStampTypedef;<text:tab/><text:tab/>/* Total 12 bytes*/<text:tab/></text:p>
      <text:p text:style-name="P10"/>
      <text:p text:style-name="P5"/>
      <text:p text:style-name="P4"><text:span text:style-name="T5">La variable, par défaut est initialisée à la date du </text:span><text:span text:style-name="T6">1 Jan 2024 00:00:00</text:span><text:span text:style-name="T5">.</text:span></text:p>
      <text:p text:style-name="P5"/>
      <text:p text:style-name="P5">Un second type de structure est utilisé, réduite aux heures, minutes et seconde :</text:p>
      <text:p text:style-name="P12">typedef struct </text:p>
      <text:p text:style-name="P10">{</text:p>
      <text:p text:style-name="P10"><text:tab/><text:span text:style-name="T2">short int </text:span>Sec; <text:tab/><text:tab/>/* 16 bits*/</text:p>
      <text:p text:style-name="P10"><text:tab/><text:span text:style-name="T2">short int</text:span> Min;<text:tab/><text:tab/>/* 16 bits*/</text:p>
      <text:p text:style-name="P10"><text:tab/><text:span text:style-name="T2">short int </text:span>Hour;<text:tab/><text:tab/>/* 16 bits*/</text:p>
      <text:p text:style-name="P10">}HourStampTypedef;<text:tab/><text:tab/>/* Total 6 bytes*/<text:tab/></text:p>
      <text:p text:style-name="P10"/>
      <text:p text:style-name="P5">Elle est utilisée dans les transactions RmDv – SGw pour calculer plus simplement les prochaines dates de transaction.</text:p>
      <text:h text:style-name="Heading_20_2" text:outline-level="2"><text:soft-page-break/>Détails des fonctions importantes du module</text:h>
      <text:h text:style-name="P34" text:outline-level="3">void TimeStamp_SetClock(TimeStampTypedef * Stamp)</text:h>
      <text:p text:style-name="P18">La fonction cale l'horodatage absolu à la valeur d'horodatage passée en paramètre : le système est mis à l'heure.</text:p>
      <text:h text:style-name="P34" text:outline-level="3">void TimerStamp_Start(void)</text:h>
      <text:p text:style-name="P14">Initialise le timer <text:s/><text:span text:style-name="T6">TIMER_TimeStamp</text:span><text:span text:style-name="T8"> à une seconde de débordement, l'interruption timer est activée, le timer est lancé.</text:span></text:p>
      <text:h text:style-name="P35" text:outline-level="3">void TimeStamp_GetClock(TimeStampTypedef * LocalStamp)</text:h>
      <text:p text:style-name="P15">La fonction charge la variable pointée par l'adresse passée en paramètre avec l'horodatage courant. On récupère ainsi l'horodatage ablsolu.</text:p>
      <text:h text:style-name="P34" text:outline-level="3">TimeStampTypedef * TimeStamp_GetClockStampAdr(void)</text:h>
      <text:p text:style-name="P15">La fonction renvoie l'adresse de l'horodatage absolu.</text:p>
      <text:h text:style-name="P34" text:outline-level="3">void TimeStamp_ResetStamp(TimeStampTypedef * Ptr);</text:h>
      <text:p text:style-name="P15">Met à 0 l'horodatage dont l'adresse est spécifiée en paramètre.</text:p>
      <text:h text:style-name="P34" text:outline-level="3">int TimeStamp_2_Sec(TimeStampTypedef * Ptr)</text:h>
      <text:p text:style-name="P14">Convertit un horodatage en seconde. Pour cela on utilise la référence absolue du 1 Jan 2024, 00:00:00.</text:p>
      <text:h text:style-name="P34" text:outline-level="3">int TimeStamp_substract(TimeStampTypedef * PtrA,TimeStampTypedef * PtrB )</text:h>
      <text:p text:style-name="P19">Renvoie la différence en seconde Horodatage A – Horodatage B. L'opération nécessite d'abord une conversion en seconde, puis la différence est faite. La fonction peut donc renvoyer autant une différence positive que négative.</text:p>
      <text:h text:style-name="P34" text:outline-level="3">void TimeStamp_DayInc(TimeStampTypedef * Ptr)</text:h>
      <text:p text:style-name="P19">Incrémente de un jour l'horodatage passé par adresse.</text:p>
      <text:h text:style-name="P34" text:outline-level="3">HourStamp_1sec_CallbackAssociation(void (*IT_function) (void))</text:h>
      <text:p text:style-name="P19">Cette fonction permet d'ajouter un appel de fonction à lors de l'interruption timer toutes les secondes. Le nom de la fonction est passé en paramètre.</text:p>
      <text:p text:style-name="P19"/>
      <text:h text:style-name="P34" text:outline-level="3">int HourStamp_2_Sec(HourStampTypedef * Ptr);</text:h>
      <text:p text:style-name="P19">A l'instar de la fonction <text:s/><text:span text:style-name="T4">TimeStamp_2_Sec</text:span><text:span text:style-name="T2">, </text:span>la fonction convertit en seconde un horaire. La référence est logiquement <text:span text:style-name="T12">00h:00mn:00s</text:span>.</text:p>
      <text:p text:style-name="P20"/>
      <text:h text:style-name="P34" text:outline-level="3"><text:soft-page-break/>HourStamp_substract(HourStampTypedef * PtrA, HourStampTypedef * PtrB )</text:h>
      <text:p text:style-name="P19">Identique à <text:span text:style-name="T2">TimeStamp_substract </text:span><text:s/>mais réduite à des horaires. Le résultat est en secondes. Nombre de secondes = sec A- sec B.</text:p>
      <text:p text:style-name="P19"/>
      <text:h text:style-name="P34" text:outline-level="3">void HourStampAdd(HourStampTypedef * PtrA, HourStampTypedef * PtrB )</text:h>
      <text:p text:style-name="P19">Ajoute deux horaires A = A+B. Contrairement à la fonction précédente, <text:span text:style-name="T4">HourStamp_substract</text:span><text:span text:style-name="T2">,</text:span> le résultat est un horaire.</text:p>
      <text:p text:style-name="P20"/>
      <text:p text:style-name="P20"/>
      <text:h text:style-name="Heading_20_2" text:outline-level="2">Exemple d'utilisation</text:h>
      <text:p text:style-name="P20"/>
      <text:p text:style-name="P19">Quelque soit l'exemple d'application (voir chapitre 5 pour un exemple entre RmDv et SmGw), il est indispensable de :</text:p>
      <text:list xml:id="list3804719342304834353" text:style-name="L5">
        <text:list-item>
          <text:p text:style-name="P24">mettre à l'heure l'horodatage absolu : <text:s/><text:span text:style-name="T2">TimeStamp_SetClock(...);</text:span></text:p>
        </text:list-item>
        <text:list-item>
          <text:p text:style-name="P24">Démarrer le timer associé : <text:s/><text:span text:style-name="T2">TimerStamp_Start</text:span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Heading_20_1" text:outline-level="1"><text:soft-page-break/>La compensation des délais entre RmDv et SGw</text:h>
      <text:h text:style-name="Heading_20_2" text:outline-level="2">Présentation </text:h>
      <text:p text:style-name="P16">Le <text:span text:style-name="T12">RmDv</text:span> possède peu de précision temporelle dû au fait que l'on utilise le circuit RC interne pour cadencer le <text:span text:style-name="T12">WUTimer</text:span>. Par contre, côté <text:span text:style-name="T12">SGw</text:span>, la précision temporelle est très bonne puisque c'est le quartz de 8MHz externe qui est à la base du cadencement du processeur. C'est donc la SGw qui va « recaler » les horloges des <text:span text:style-name="T12">RmDv</text:span>, ou plus précisément, la <text:span text:style-name="T12">SGw</text:span> va opérer un ajustement (dilatation ou compression du temps théorique) pour atteindre les délais effectifs. Ceux ci sont de 30mn en journée, et de 6 à 8h pour la nuit.</text:p>
      <text:p text:style-name="P16"><draw:frame draw:style-name="fr1" draw:name="images6" text:anchor-type="paragraph" svg:x="1.676cm" svg:y="0.085cm" svg:width="13.439cm" svg:height="7.557cm" draw:z-index="5"><draw:image xlink:href="Pictures/20000007000035200000214C59E88D5A.svm" xlink:type="simple" xlink:show="embed" xlink:actuate="onLoad"/></draw:frame></text:p>
      <text:h text:style-name="Heading_20_2" text:outline-level="2">Détails, explications</text:h>
      <text:p text:style-name="P16">Les explications qui suivent sont mises en œuvre dans le module <text:span text:style-name="T12">DataFromRmDv</text:span> qui a bien d'autres rôles. La fonction qui concerne le temps est </text:p>
      <text:p text:style-name="P17"><text:span text:style-name="T2">int</text:span> RmDvData_GenerateNextTimeInterval(<text:span text:style-name="T2">RmDvDataTypedef*</text:span> RmDvData)</text:p>
      <text:p text:style-name="P16">La fonction passe par adresse la variable <text:span text:style-name="T12">RmDvData</text:span>. Elle concerne un <text:span text:style-name="T12">RmDv</text:span> particulier caractérisé par son <text:span text:style-name="T12">ID </text:span><text:span text:style-name="T14">(voir détail de la structure ci-dessus). La structure incorpore une sous-structure </text:span><text:span text:style-name="T12">Delay_Typedef</text:span><text:span text:style-name="T14"> dont les champs gèrent directement l'horodatage et les prochains rendez-vous de transaction. </text:span></text:p>
      <text:p text:style-name="P16">L'objectif de cette fonction est de produire l'intervalle de temps qui sépare la date d'arrivée de la présente transaction (<text:span text:style-name="T12">now</text:span>) de la date de la prochaine transaction. <text:s/>Cette valeur est exprimée en seconde (<text:span text:style-name="T12">int)</text:span>. </text:p>
      <text:p text:style-name="P16">La fonction est capable de générer la date du prochain rendez-vous (par exemple un <text:span text:style-name="T12">stamp </text:span>à 9h07 donne une date cible à 9h30) <text:s/>et donc d'en déduire cet intervalle de temps (23mn dans l'exemple). Le problème qui se pose est que la précision des <text:span text:style-name="T12">RmDv</text:span> est mauvaise, et donc, la <text:span text:style-name="T12">SGw</text:span> doit pouvoir évaluer le <text:span text:style-name="T12">facteur de dilatation temporelle</text:span>, qui évalué par rapport à la transaction précédente : </text:p>
      <text:p text:style-name="P16"><draw:frame draw:style-name="fr2" draw:name="Objet2" text:anchor-type="as-char" svg:width="11.218cm" svg:height="0.831cm" draw:z-index="7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16">Si le facteur est plus petit que 1, c'est que le temps file trop vite au niveau du <text:span text:style-name="T12">RmDv</text:span>. Inversement si le facteur est supérieur à 1, l'horloge du <text:span text:style-name="T12">RmDv</text:span> est trop lente.</text:p>
      <text:p text:style-name="P16"/>
      <text:p text:style-name="P16"><text:soft-page-break/></text:p>
      <text:p text:style-name="P16">La<text:span text:style-name="T12"> SGw</text:span> va donc transmettre un temps <text:span text:style-name="T11">corrigé :</text:span> <text:s/></text:p>
      <text:p text:style-name="P16"><draw:frame draw:style-name="fr2" draw:name="Objet3" text:anchor-type="as-char" svg:width="8.886cm" svg:height="0.834cm" draw:z-index="9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Text_20_body"/>
      <text:h text:style-name="Heading_20_2" text:outline-level="2">Algorithmes </text:h>
      <text:p text:style-name="P14">La figure ci-dessous montre un chronogramme avec 3 transactions initiées par un <text:span text:style-name="T12">RmDv</text:span>. On y voit aussi la séquence d'opérations permettant d'obtenir les <text:s/>prochains intervalles. Le nom de chaque variable est celui du champ associé dans la structure <text:span text:style-name="T8"><text:s/></text:span><text:span text:style-name="T6">Delay_Typedef</text:span><text:span text:style-name="T8"> </text:span>.</text:p>
      <text:p text:style-name="Text_20_body"><draw:g text:anchor-type="paragraph" draw:z-index="6" draw:style-name="gr1"><draw:line draw:style-name="gr2" draw:text-style-name="P36" svg:x1="0.217cm" svg:y1="3.466cm" svg:x2="16.986cm" svg:y2="3.466cm"><text:p/></draw:line><draw:line draw:style-name="gr3" draw:text-style-name="P36" svg:x1="2.644cm" svg:y1="1.765cm" svg:x2="2.642cm" svg:y2="3.464cm"><text:p/></draw:line><draw:frame draw:style-name="gr4" draw:text-style-name="P37" svg:width="2.137cm" svg:height="0.655cm" svg:x="1.656cm" svg:y="0.656cm"><draw:text-box><text:p text:style-name="P36"><text:span text:style-name="T18">RmDvMssg </text:span></text:p><text:p text:style-name="P36"><text:span text:style-name="T18">n°0</text:span></text:p></draw:text-box></draw:frame><draw:frame draw:style-name="gr5" draw:text-style-name="P38" svg:width="3.484cm" svg:height="0.981cm" svg:x="1.058cm" svg:y="8.61cm"><draw:text-box><text:p text:style-name="P36"><text:span text:style-name="T19">Calculer intervalle théorique</text:span></text:p><text:p text:style-name="P36"><text:span text:style-name="T20">(.TimeIntervalTheoNow)</text:span></text:p><text:p text:style-name="P36"><text:span text:style-name="T21">.</text:span></text:p></draw:text-box></draw:frame><draw:line draw:style-name="gr6" draw:text-style-name="P36" svg:x1="2.642cm" svg:y1="2.21cm" svg:x2="8.135cm" svg:y2="2.215cm"><text:p/></draw:line><draw:frame draw:style-name="gr7" draw:text-style-name="P37" svg:width="3.25cm" svg:height="0.445cm" svg:x="2.771cm" svg:y="1.771cm"><draw:text-box><text:p text:style-name="P36"><text:span text:style-name="T22">TimeIntervalCorNow</text:span></text:p></draw:text-box></draw:frame><draw:line draw:style-name="gr3" draw:text-style-name="P36" svg:x1="2.681cm" svg:y1="9.278cm" svg:x2="2.681cm" svg:y2="9.749cm"><text:p/></draw:line><draw:frame draw:style-name="gr8" draw:text-style-name="P38" svg:width="4.797cm" svg:height="1.064cm" svg:x="1.058cm" svg:y="9.751cm"><draw:text-box><text:p text:style-name="P36"><text:span text:style-name="T19">Calculer facteur de correction dilatation</text:span></text:p><text:p text:style-name="P36"><text:span text:style-name="T20">(.TimeExpansionFactor =1)</text:span></text:p><text:p text:style-name="P36"><text:span text:style-name="T21"><text:s/></text:span><text:span text:style-name="T21">Car n°0</text:span></text:p></draw:text-box></draw:frame><draw:line draw:style-name="gr3" draw:text-style-name="P36" svg:x1="2.734cm" svg:y1="10.732cm" svg:x2="2.716cm" svg:y2="11.873cm"><text:p/></draw:line><draw:frame draw:style-name="gr5" draw:text-style-name="P38" svg:width="6.841cm" svg:height="0.981cm" svg:x="0.018cm" svg:y="11.873cm"><draw:text-box><text:p text:style-name="P36"><text:span text:style-name="T19">Calculer intervalle corrigé</text:span></text:p><text:p text:style-name="P36"><text:span text:style-name="T20">(.TimeIntervalCorNow =.TimeIntervalTheoNow/ .Factor)</text:span></text:p><text:p text:style-name="P36"><text:span text:style-name="T21">.</text:span></text:p></draw:text-box></draw:frame><draw:line draw:style-name="gr3" draw:text-style-name="P36" svg:x1="2.769cm" svg:y1="12.497cm" svg:x2="2.771cm" svg:y2="13.564cm"><text:p/></draw:line><draw:line draw:style-name="gr3" draw:text-style-name="P36" svg:x1="9.321cm" svg:y1="1.765cm" svg:x2="9.319cm" svg:y2="3.464cm"><text:p/></draw:line><draw:frame draw:style-name="gr4" draw:text-style-name="P39" svg:width="2.137cm" svg:height="0.655cm" svg:x="8.244cm" svg:y="0.637cm"><draw:text-box><text:p text:style-name="P36"><text:span text:style-name="T23">RmDvMssg </text:span></text:p><text:p text:style-name="P36"><text:span text:style-name="T23">n°1</text:span></text:p></draw:text-box></draw:frame><draw:g draw:style-name="gr9"><draw:line draw:style-name="gr3" draw:text-style-name="P36" svg:x1="2.642cm" svg:y1="3.466cm" svg:x2="2.642cm" svg:y2="4.478cm"><text:p/></draw:line><draw:frame draw:style-name="gr4" draw:text-style-name="P38" svg:width="2.137cm" svg:height="0.655cm" svg:x="1.529cm" svg:y="4.413cm"><draw:text-box><text:p text:style-name="P36"><text:span text:style-name="T19">StampData</text:span></text:p><text:p text:style-name="P36"><text:span text:style-name="T20">(.StampNow)</text:span></text:p></draw:text-box></draw:frame><draw:line draw:style-name="gr3" draw:text-style-name="P36" svg:x1="2.681cm" svg:y1="5.067cm" svg:x2="2.681cm" svg:y2="6.079cm"><text:p/></draw:line><draw:frame draw:style-name="gr10" draw:text-style-name="P38" svg:width="3.432cm" svg:height="1.123cm" svg:x="1.111cm" svg:y="6.13cm"><draw:text-box><text:p text:style-name="P36"><text:span text:style-name="T19">Mesurer intervalle précédent</text:span></text:p><text:p text:style-name="P36"><text:span text:style-name="T20">(.TimeIntervalMeasPrevious)</text:span></text:p><text:p text:style-name="P36"><text:span text:style-name="T21">N'a pas de sens pour n°0...</text:span></text:p></draw:text-box></draw:frame><draw:line draw:style-name="gr3" draw:text-style-name="P36" svg:x1="2.699cm" svg:y1="7.167cm" svg:x2="2.699cm" svg:y2="7.617cm"><text:p/></draw:line><draw:frame draw:style-name="gr4" draw:text-style-name="P38" svg:width="3.484cm" svg:height="0.655cm" svg:x="1.076cm" svg:y="7.68cm"><draw:text-box><text:p text:style-name="P36"><text:span text:style-name="T19">Calculer horaire cible</text:span></text:p><text:p text:style-name="P36"><text:span text:style-name="T21">.</text:span></text:p></draw:text-box></draw:frame><draw:line draw:style-name="gr3" draw:text-style-name="P36" svg:x1="2.699cm" svg:y1="8.04cm" svg:x2="2.699cm" svg:y2="8.511cm"><text:p/></draw:line><draw:frame draw:style-name="gr11" draw:text-style-name="P40" svg:width="1.588cm" svg:height="0.35cm" svg:x="3.447cm" svg:y="4.72cm"><draw:text-box><text:p><text:span text:style-name="T18">8h05m18sec</text:span></text:p></draw:text-box></draw:frame><draw:frame draw:style-name="gr12" draw:text-style-name="P40" svg:width="1.333cm" svg:height="0.348cm" svg:x="4.396cm" svg:y="6.767cm"><draw:text-box><text:p><text:span text:style-name="T18">xhxx</text:span></text:p></draw:text-box></draw:frame><draw:frame draw:style-name="gr12" draw:text-style-name="P40" svg:width="1.333cm" svg:height="0.348cm" svg:x="4.175cm" svg:y="7.68cm"><draw:text-box><text:p><text:span text:style-name="T18">8h30</text:span></text:p></draw:text-box></draw:frame><draw:frame draw:style-name="gr12" draw:text-style-name="P40" svg:width="1.333cm" svg:height="0.348cm" svg:x="4.304cm" svg:y="8.922cm"><draw:text-box><text:p><text:span text:style-name="T18">24m42sec</text:span></text:p></draw:text-box></draw:frame></draw:g><draw:frame draw:style-name="gr11" draw:text-style-name="P40" svg:width="1.588cm" svg:height="0.35cm" svg:x="2.644cm" svg:y="2.881cm"><draw:text-box><text:p><text:span text:style-name="T18">8h05m18sec</text:span></text:p></draw:text-box></draw:frame><draw:frame draw:style-name="gr12" draw:text-style-name="P40" svg:width="1.333cm" svg:height="0.348cm" svg:x="3.081cm" svg:y="12.619cm"><draw:text-box><text:p><text:span text:style-name="T18">24m42sec</text:span></text:p></draw:text-box></draw:frame><draw:g draw:style-name="gr9"><draw:frame draw:style-name="gr13" draw:text-style-name="P38" svg:width="3.922cm" svg:height="0.747cm" svg:x="0.875cm" svg:y="13.565cm"><draw:text-box><text:p text:style-name="P36"><text:span text:style-name="T19">Mémorisation Stamp</text:span></text:p><text:p text:style-name="P36"><text:span text:style-name="T20">(.StampPrevious ← .StampNow)</text:span></text:p></draw:text-box></draw:frame><draw:line draw:style-name="gr3" draw:text-style-name="P36" svg:x1="2.769cm" svg:y1="14.282cm" svg:x2="2.769cm" svg:y2="14.753cm"><text:p/></draw:line><draw:frame draw:style-name="gr14" draw:text-style-name="P38" svg:width="7.538cm" svg:height="0.941cm" svg:x="-0.314cm" svg:y="14.803cm"><draw:text-box><text:p text:style-name="P36"><text:span text:style-name="T19">Mémorisation intervalle corrigé</text:span></text:p><text:p text:style-name="P36"><text:span text:style-name="T20">(.TimeIntervalCorPrevious ← .TimeIntervalCorNow)</text:span></text:p></draw:text-box></draw:frame><draw:line draw:style-name="gr3" draw:text-style-name="P36" svg:x1="2.769cm" svg:y1="15.598cm" svg:x2="2.769cm" svg:y2="16.069cm"><text:p/></draw:line><draw:frame draw:style-name="gr4" draw:text-style-name="P38" svg:width="5.494cm" svg:height="0.655cm" svg:x="0.27cm" svg:y="16.154cm"><draw:text-box><text:p text:style-name="P36"><text:span text:style-name="T19">Résultat de la fonction : </text:span></text:p><text:p text:style-name="P36"><text:span text:style-name="T22"><text:s/></text:span><text:span text:style-name="T22">.CorrIntervalNow</text:span></text:p></draw:text-box></draw:frame><draw:frame draw:style-name="gr11" draw:text-style-name="P40" svg:width="1.588cm" svg:height="0.35cm" svg:x="4.796cm" svg:y="13.875cm"><draw:text-box><text:p><text:span text:style-name="T18">8h05m18sec</text:span></text:p></draw:text-box></draw:frame><draw:frame draw:style-name="gr12" draw:text-style-name="P40" svg:width="1.333cm" svg:height="0.348cm" svg:x="4.997cm" svg:y="15.492cm"><draw:text-box><text:p><text:span text:style-name="T18">24m42sec</text:span></text:p></draw:text-box></draw:frame><draw:frame draw:style-name="gr12" draw:text-style-name="P40" svg:width="1.333cm" svg:height="0.348cm" svg:x="4.341cm" svg:y="16.461cm"><draw:text-box><text:p><text:span text:style-name="T18">24m42sec</text:span></text:p></draw:text-box></draw:frame></draw:g><draw:frame draw:style-name="gr15" draw:text-style-name="P41" svg:width="1.588cm" svg:height="0.35cm" svg:x="9.431cm" svg:y="2.953cm"><draw:text-box><text:p><text:span text:style-name="T23">8h36m24sec</text:span></text:p></draw:text-box></draw:frame><draw:line draw:style-name="gr16" draw:text-style-name="P36" svg:x1="8.135cm" svg:y1="1.695cm" svg:x2="8.135cm" svg:y2="3.32cm"><text:p/></draw:line><draw:frame draw:style-name="gr12" draw:text-style-name="P40" svg:width="0.893cm" svg:height="0.348cm" svg:x="7.461cm" svg:y="2.953cm"><draw:text-box><text:p><text:span text:style-name="T18">8h30</text:span></text:p></draw:text-box></draw:frame><draw:line draw:style-name="gr3" draw:text-style-name="P36" svg:x1="9.319cm" svg:y1="3.466cm" svg:x2="9.319cm" svg:y2="4.478cm"><text:p/></draw:line><draw:frame draw:style-name="gr4" draw:text-style-name="P38" svg:width="2.137cm" svg:height="0.655cm" svg:x="8.206cm" svg:y="4.413cm"><draw:text-box><text:p text:style-name="P36"><text:span text:style-name="T19">StampData</text:span></text:p><text:p text:style-name="P36"><text:span text:style-name="T20">(.StampNow)</text:span></text:p></draw:text-box></draw:frame><draw:line draw:style-name="gr3" draw:text-style-name="P36" svg:x1="9.357cm" svg:y1="5.067cm" svg:x2="9.357cm" svg:y2="6.079cm"><text:p/></draw:line><draw:frame draw:style-name="gr10" draw:text-style-name="P38" svg:width="3.432cm" svg:height="1.123cm" svg:x="7.788cm" svg:y="6.13cm"><draw:text-box><text:p text:style-name="P36"><text:span text:style-name="T19">Mesurer intervalle précédent</text:span></text:p><text:p text:style-name="P36"><text:span text:style-name="T20">(.TimeIntervalMeasPrevious)</text:span></text:p><text:p text:style-name="P36"><text:span text:style-name="T21"/></text:p></draw:text-box></draw:frame><draw:line draw:style-name="gr3" draw:text-style-name="P36" svg:x1="9.375cm" svg:y1="7.167cm" svg:x2="9.375cm" svg:y2="7.617cm"><text:p/></draw:line><draw:frame draw:style-name="gr4" draw:text-style-name="P38" svg:width="3.484cm" svg:height="0.655cm" svg:x="7.752cm" svg:y="7.68cm"><draw:text-box><text:p text:style-name="P36"><text:span text:style-name="T19">Calculer horaire cible</text:span></text:p><text:p text:style-name="P36"><text:span text:style-name="T21">.</text:span></text:p></draw:text-box></draw:frame><draw:line draw:style-name="gr3" draw:text-style-name="P36" svg:x1="9.375cm" svg:y1="8.04cm" svg:x2="9.375cm" svg:y2="8.511cm"><text:p/></draw:line><draw:frame draw:style-name="gr15" draw:text-style-name="P41" svg:width="1.588cm" svg:height="0.35cm" svg:x="10.416cm" svg:y="4.609cm"><draw:text-box><text:p><text:span text:style-name="T23">8h36m24sec</text:span></text:p></draw:text-box></draw:frame><draw:frame draw:style-name="gr15" draw:text-style-name="P41" svg:width="1.588cm" svg:height="0.35cm" svg:x="11.347cm" svg:y="6.454cm"><draw:text-box><text:p><text:span text:style-name="T23">0h31m06sec</text:span></text:p></draw:text-box></draw:frame><draw:frame draw:style-name="gr15" draw:text-style-name="P41" svg:width="1.588cm" svg:height="0.35cm" svg:x="10.818cm" svg:y="7.68cm"><draw:text-box><text:p><text:span text:style-name="T23">9h00</text:span></text:p></draw:text-box></draw:frame><draw:frame draw:style-name="gr5" draw:text-style-name="P38" svg:width="3.484cm" svg:height="0.981cm" svg:x="7.773cm" svg:y="8.592cm"><draw:text-box><text:p text:style-name="P36"><text:span text:style-name="T19">Calculer intervalle théorique</text:span></text:p><text:p text:style-name="P36"><text:span text:style-name="T20">(.TimeIntervalTheoNow)</text:span></text:p><text:p text:style-name="P36"><text:span text:style-name="T21">.</text:span></text:p></draw:text-box></draw:frame><draw:frame draw:style-name="gr15" draw:text-style-name="P41" svg:width="1.588cm" svg:height="0.35cm" svg:x="11.257cm" svg:y="8.869cm"><draw:text-box><text:p><text:span text:style-name="T23">23m36sec</text:span></text:p></draw:text-box></draw:frame><draw:line draw:style-name="gr3" draw:text-style-name="P36" svg:x1="9.416cm" svg:y1="9.188cm" svg:x2="9.416cm" svg:y2="9.659cm"><text:p/></draw:line><draw:frame draw:style-name="gr17" draw:text-style-name="P38" svg:width="4.998cm" svg:height="1.634cm" svg:x="7.1cm" svg:y="9.716cm"><draw:text-box><text:p text:style-name="P36"><text:span text:style-name="T19">Calculer facteur de correction <text:s/>dilatation</text:span></text:p><text:p text:style-name="P36"><text:span text:style-name="T20">(.TimeExpansionFactor= .TimeIntervalMeasPrevious / <text:s/>.TimeIntervalCorPrevious)</text:span></text:p><text:p text:style-name="P36"><text:span text:style-name="T21">.</text:span></text:p></draw:text-box></draw:frame><draw:line draw:style-name="gr6" draw:text-style-name="P36" svg:x1="2.642cm" svg:y1="2.668cm" svg:x2="9.318cm" svg:y2="2.672cm"><text:p/></draw:line><draw:frame draw:style-name="gr18" draw:text-style-name="P42" svg:width="3.396cm" svg:height="0.421cm" svg:x="2.914cm" svg:y="2.344cm"><draw:text-box><text:p><text:span text:style-name="T24">.TimerIntervalMeasPrevious</text:span></text:p></draw:text-box></draw:frame><draw:frame draw:style-name="gr12" draw:text-style-name="P40" svg:width="1.333cm" svg:height="0.348cm" svg:x="6.094cm" svg:y="1.766cm"><draw:text-box><text:p><text:span text:style-name="T18">24m42sec</text:span></text:p></draw:text-box></draw:frame><draw:frame draw:style-name="gr15" draw:text-style-name="P41" svg:width="1.588cm" svg:height="0.35cm" svg:x="6.309cm" svg:y="2.344cm"><draw:text-box><text:p><text:span text:style-name="T23">0h31m06sec</text:span></text:p></draw:text-box></draw:frame><draw:frame draw:style-name="gr19" draw:text-style-name="P41" svg:width="4.597cm" svg:height="0.655cm" svg:x="12.351cm" svg:y="9.77cm"><draw:text-box><text:p><text:span text:style-name="T23">.TimeExpansionFactor = <text:s/></text:span></text:p><text:p><text:span text:style-name="T23">0h31m06sec / </text:span><text:span text:style-name="T18">24m42sec <text:s/></text:span><text:span text:style-name="T23">= 1,259</text:span></text:p></draw:text-box></draw:frame><draw:line draw:style-name="gr3" draw:text-style-name="P36" svg:x1="9.486cm" svg:y1="11.113cm" svg:x2="9.486cm" svg:y2="11.637cm"><text:p/></draw:line><draw:frame draw:style-name="gr20" draw:text-style-name="P38" svg:width="6.898cm" svg:height="0.983cm" svg:x="7.244cm" svg:y="11.637cm"><draw:text-box><text:p text:style-name="P36"><text:span text:style-name="T19">Calculer intervalle corrigé</text:span></text:p><text:p text:style-name="P36"><text:span text:style-name="T20">(.TimeIntervalCorNow =.TimeIntervalTheoNow / .Factor)</text:span></text:p><text:p text:style-name="P36"><text:span text:style-name="T21">.</text:span></text:p></draw:text-box></draw:frame><draw:frame draw:style-name="gr21" draw:text-style-name="P41" svg:width="8.012cm" svg:height="0.451cm" svg:x="7.643cm" svg:y="12.406cm"><draw:text-box><text:p><text:span text:style-name="T23">.</text:span><text:span text:style-name="T24">TimeIntervalCorNow</text:span><text:span text:style-name="T23"> = 23m36sec / <text:s/>1,259</text:span><text:span text:style-name="T18"> <text:s/></text:span><text:span text:style-name="T23">= 18min 44sec</text:span></text:p></draw:text-box></draw:frame><draw:line draw:style-name="gr16" draw:text-style-name="P36" svg:x1="14.686cm" svg:y1="1.84cm" svg:x2="14.686cm" svg:y2="3.465cm"><text:p/></draw:line><draw:frame draw:style-name="gr15" draw:text-style-name="P41" svg:width="1.04cm" svg:height="0.35cm" svg:x="14.086cm" svg:y="2.988cm"><draw:text-box><text:p><text:span text:style-name="T23">9h00</text:span></text:p></draw:text-box></draw:frame><draw:line draw:style-name="gr6" draw:text-style-name="P36" svg:x1="9.319cm" svg:y1="2.152cm" svg:x2="14.687cm" svg:y2="2.157cm"><text:p/></draw:line><draw:frame draw:style-name="gr22" draw:text-style-name="P42" svg:width="3.396cm" svg:height="0.886cm" svg:x="9.703cm" svg:y="1.815cm"><draw:text-box><text:p text:style-name="P36"><text:span text:style-name="T24">TimeIntervalCorNow</text:span></text:p></draw:text-box></draw:frame><draw:frame draw:style-name="gr15" draw:text-style-name="P41" svg:width="1.588cm" svg:height="0.35cm" svg:x="12.935cm" svg:y="1.803cm"><draw:text-box><text:p><text:span text:style-name="T23">18min 44sec</text:span></text:p></draw:text-box></draw:frame><draw:line draw:style-name="gr3" draw:text-style-name="P36" svg:x1="9.539cm" svg:y1="12.855cm" svg:x2="9.541cm" svg:y2="13.495cm"><text:p/></draw:line><draw:frame draw:style-name="gr13" draw:text-style-name="P38" svg:width="3.922cm" svg:height="0.747cm" svg:x="7.772cm" svg:y="13.605cm"><draw:text-box><text:p text:style-name="P36"><text:span text:style-name="T19">Mémorisation Stamp</text:span></text:p><text:p text:style-name="P36"><text:span text:style-name="T20">(.StampPrevious ← .StampNow)</text:span></text:p></draw:text-box></draw:frame><draw:line draw:style-name="gr3" draw:text-style-name="P36" svg:x1="9.666cm" svg:y1="14.321cm" svg:x2="9.666cm" svg:y2="14.792cm"><text:p/></draw:line><draw:frame draw:style-name="gr14" draw:text-style-name="P38" svg:width="7.538cm" svg:height="0.941cm" svg:x="6.583cm" svg:y="14.843cm"><draw:text-box><text:p text:style-name="P36"><text:span text:style-name="T19">Mémorisation intervalle corrigé</text:span></text:p><text:p text:style-name="P36"><text:span text:style-name="T20">(.TimeIntervalCorPrevious ← .TimeIntervalCorNow)</text:span></text:p></draw:text-box></draw:frame><draw:line draw:style-name="gr3" draw:text-style-name="P36" svg:x1="9.666cm" svg:y1="15.636cm" svg:x2="9.666cm" svg:y2="16.107cm"><text:p/></draw:line><draw:frame draw:style-name="gr4" draw:text-style-name="P38" svg:width="5.494cm" svg:height="0.655cm" svg:x="7.167cm" svg:y="16.195cm"><draw:text-box><text:p text:style-name="P36"><text:span text:style-name="T19">Résultat de la fonction : </text:span></text:p><text:p text:style-name="P36"><text:span text:style-name="T24"><text:s/></text:span><text:span text:style-name="T24">.CorrIntervalNow</text:span></text:p></draw:text-box></draw:frame><draw:frame draw:style-name="gr15" draw:text-style-name="P41" svg:width="1.588cm" svg:height="0.35cm" svg:x="11.767cm" svg:y="13.82cm"><draw:text-box><text:p><text:span text:style-name="T23">8h36m24sec</text:span></text:p></draw:text-box></draw:frame><draw:frame draw:style-name="gr15" draw:text-style-name="P41" svg:width="1.588cm" svg:height="0.35cm" svg:x="11.73cm" svg:y="15.607cm"><draw:text-box><text:p><text:span text:style-name="T23">18m44sec</text:span></text:p></draw:text-box></draw:frame><draw:frame draw:style-name="gr15" draw:text-style-name="P41" svg:width="1.588cm" svg:height="0.35cm" svg:x="11.181cm" svg:y="16.5cm"><draw:text-box><text:p><text:span text:style-name="T23">18m44sec</text:span></text:p></draw:text-box></draw:frame><draw:line draw:style-name="gr23" draw:text-style-name="P36" svg:x1="9.32cm" svg:y1="1.762cm" svg:x2="14.688cm" svg:y2="1.767cm"><text:p/></draw:line><draw:frame draw:style-name="gr22" draw:text-style-name="P42" svg:width="3.396cm" svg:height="0.886cm" svg:x="9.703cm" svg:y="1.45cm"><draw:text-box><text:p text:style-name="P36"><text:span text:style-name="T24">TimeIntervalNow</text:span></text:p></draw:text-box></draw:frame><draw:frame draw:style-name="gr15" draw:text-style-name="P41" svg:width="1.588cm" svg:height="0.35cm" svg:x="13.009cm" svg:y="1.411cm"><draw:text-box><text:p><text:span text:style-name="T23">23m36sec</text:span></text:p></draw:text-box></draw:frame><draw:line draw:style-name="gr6" draw:text-style-name="P36" svg:x1="9.32cm" svg:y1="2.674cm" svg:x2="14.686cm" svg:y2="2.678cm"><text:p/></draw:line><draw:frame draw:style-name="gr18" draw:text-style-name="P43" svg:width="4.109cm" svg:height="0.421cm" svg:x="10.031cm" svg:y="2.336cm"><draw:text-box><text:p><text:span text:style-name="T25">.TimerIntervalMeasPrevious = … ?</text:span></text:p></draw:text-box></draw:frame><draw:frame draw:style-name="gr15" draw:text-style-name="P44" svg:width="1.588cm" svg:height="0.35cm" svg:x="14.907cm" svg:y="2.988cm"><draw:text-box><text:p><text:span text:style-name="T26">9h00 ?</text:span></text:p></draw:text-box></draw:frame><draw:frame draw:style-name="gr4" draw:text-style-name="P45" svg:width="2.137cm" svg:height="0.655cm" svg:x="13.718cm" svg:y="0.648cm"><draw:text-box><text:p text:style-name="P36"><text:span text:style-name="T26">RmDvMssg </text:span></text:p><text:p text:style-name="P36"><text:span text:style-name="T26">n°2</text:span></text:p></draw:text-box></draw:frame><draw:frame draw:style-name="gr24" draw:text-style-name="P38" svg:width="2.137cm" svg:height="0.438cm" svg:x="15.413cm" svg:y="3.082cm"><draw:text-box><text:p text:style-name="P36"><text:span text:style-name="T20">temps</text:span></text:p></draw:text-box></draw:frame></draw:g></text:p>
      <text:p text:style-name="Text_20_body"/>
      <text:p text:style-name="P21"><text:soft-page-break/><text:span text:style-name="T11">NB :</text:span> <text:span text:style-name="T14">La transaction n°0 ne peut pas être corrigée puisque la correction se fait se les bases d'informations de la transaction précédente. Le facteur de correction est donc verrouillé à 1.0,</text:span></text:p>
      <text:p text:style-name="P21"><text:span text:style-name="T11">NB</text:span><text:span text:style-name="T14"> : dans la mise en œuvre, le facteur de correction est limité à 0.8 et 1.2. En effet, la précision des </text:span>RmDv<text:span text:style-name="T14"> est en dessous de +/-20%. </text:span></text:p>
      <text:p text:style-name="P16"/>
      <text:p text:style-name="P16">Voici l'algorithme implémenté dans la SmGw pour la fonction <text:s/><text:span text:style-name="T12">RmDvData_GenerateNextTimeInterval :</text:span></text:p>
      <text:p text:style-name="P16"><draw:frame draw:style-name="fr1" draw:name="images7" text:anchor-type="paragraph" svg:x="3.477cm" svg:y="0.437cm" svg:width="10.044cm" svg:height="13.406cm" draw:z-index="8"><draw:image xlink:href="Pictures/200000070000273C0000345D981F2512.svm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Heading_20_1" text:outline-level="1"><text:soft-page-break/>Gestion de la date absolue</text:h>
      <text:p text:style-name="P16">La gestion menée par la <text:span text:style-name="T12">SGw</text:span> ne peut pas démarrer tant que le système n'est pas mis à l'heure. Pour se faire, il faut qu'il y ait eu une première transmission de données de l'IHM, sans quoi le système répond « Stop » aux <text:span text:style-name="T12">RmDv</text:span> et demande une nouvelle transmission après 5mn.</text:p>
      <text:p text:style-name="P16">Pour cela, la variable globale <text:span text:style-name="T12">ClockUpdated </text:span>est utilisée. Elle vaut 0 tant qu'aucune donnée n'est reçue depuis l'<text:span text:style-name="T12">IHM</text:span>, 1 sinon.</text:p>
      <text:p text:style-name="P16">A chaque transmission de l'<text:span text:style-name="T12">IHM</text:span>, l'heure est comparée avec celle du <text:span text:style-name="T12">SGw</text:span>. Si elle dépasse 5 secondes, un mise à l'heure de la <text:span text:style-name="T12">SGw</text:span> est fa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11</text:page-number>/<text:page-count>11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8-21T22:27:39.58</dc:date>
    <meta:editing-duration>P9DT20H23M28S</meta:editing-duration>
    <meta:editing-cycles>203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0" meta:image-count="7" meta:object-count="2" meta:page-count="11" meta:paragraph-count="132" meta:word-count="1791" meta:character-count="11779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math xmlns="http://www.w3.org/1998/Math/MathML">
  <semantics>
    <mrow>
      <mi mathvariant="italic">Facteur</mi>
      <mi mathvariant="italic">de</mi>
      <mi mathvariant="italic">dilatation</mi>
      <mrow>
        <mi mathvariant="italic">temporelle</mi>
        <mo stretchy="false">=</mo>
        <mfrac>
          <mrow>
            <mi mathvariant="italic">mesure</mi>
            <mi mathvariant="italic">intervalle</mi>
            <mi mathvariant="italic">précédent</mi>
          </mrow>
          <mrow>
            <mi mathvariant="italic">intervalle</mi>
            <mi mathvariant="italic">précédemment</mi>
            <mi mathvariant="italic">transmis</mi>
            <mi mathvariant="italic">au</mi>
            <mi mathvariant="italic">RmDv</mi>
          </mrow>
        </mfrac>
      </mrow>
    </mrow>
    <annotation encoding="StarMath 5.0">Facteur de dilatation temporelle = {mesure intervalle précédent} over {intervalle
 précédemment transmis au RmDv}
</annotation>
  </semantics>
</math>
</file>

<file path=Object 3/content.xml><?xml version="1.0" encoding="utf-8"?>
<math xmlns="http://www.w3.org/1998/Math/MathML">
  <semantics>
    <mrow>
      <mi mathvariant="italic">Intervalle</mi>
      <mi mathvariant="italic">transmis</mi>
      <mrow>
        <mi mathvariant="italic">corrigé</mi>
        <mo stretchy="false">=</mo>
        <mfrac>
          <mrow>
            <mi mathvariant="italic">intervalle</mi>
            <mi mathvariant="italic">de</mi>
            <mi mathvariant="italic">temps</mi>
            <mi mathvariant="italic">calculé</mi>
          </mrow>
          <mrow>
            <mi mathvariant="italic">Facteur</mi>
            <mi mathvariant="italic">de</mi>
            <mi mathvariant="italic">dilatation</mi>
            <mi mathvariant="italic">temporelle</mi>
          </mrow>
        </mfrac>
      </mrow>
    </mrow>
    <annotation encoding="StarMath 5.0">Intervalle transmis corrigé = {intervalle de temps calculé} over {Facteur de dilatation temporelle}
</annotation>
  </semantics>
</math>
</file>